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f3bae" officeooo:paragraph-rsid="005f3b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Tworzenie pomysłu na automatyczny systen Vudei logó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4T20:30:11.729176726</dc:date>
    <meta:editing-duration>P1DT6H27M45S</meta:editing-duration>
    <meta:editing-cycles>57</meta:editing-cycles>
    <meta:document-statistic meta:table-count="0" meta:image-count="0" meta:object-count="0" meta:page-count="1" meta:paragraph-count="1" meta:word-count="7" meta:character-count="53" meta:non-whitespace-character-count="47"/>
  </office:meta>
</office:document-meta>
</file>